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179da36"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3a4a02a" officeooo:paragraph-rsid="03a4a02a"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3a4a02a" officeooo:paragraph-rsid="03a4a02a"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line-height="100%" fo:text-align="start" style:justify-single-word="false"/>
      <style:text-properties fo:language="en" fo:country="US" fo:font-weight="bold" officeooo:paragraph-rsid="03a4a02a" fo:background-color="#ffffff"/>
    </style:style>
    <style:style style:name="P6" style:family="paragraph" style:parent-style-name="Standard">
      <style:paragraph-properties fo:line-height="100%" fo:text-align="start" style:justify-single-word="false"/>
      <style:text-properties style:text-underline-style="none" fo:font-weight="normal" officeooo:rsid="02ecd53e" officeooo:paragraph-rsid="02f941a7" fo:background-color="#ffffff" style:font-weight-asian="normal" style:font-weight-complex="normal"/>
    </style:style>
    <style:style style:name="P7" style:family="paragraph" style:parent-style-name="Standard">
      <style:paragraph-properties fo:line-height="100%" fo:text-align="start" style:justify-single-word="false"/>
      <style:text-properties style:text-underline-style="none" officeooo:rsid="02ecd53e" officeooo:paragraph-rsid="02ecd53e" fo:background-color="#ffffff"/>
    </style:style>
    <style:style style:name="P8" style:family="paragraph" style:parent-style-name="Standard">
      <style:paragraph-properties fo:line-height="100%" fo:text-align="start" style:justify-single-word="false"/>
      <style:text-properties style:text-underline-style="none" officeooo:rsid="02ecd53e" officeooo:paragraph-rsid="02f4e72e" fo:background-color="#ffffff"/>
    </style:style>
    <style:style style:name="P9" style:family="paragraph" style:parent-style-name="Standard">
      <style:paragraph-properties fo:line-height="100%" fo:text-align="start" style:justify-single-word="false"/>
      <style:text-properties style:text-underline-style="none" officeooo:rsid="02ecd53e" officeooo:paragraph-rsid="03771b28" fo:background-color="#ffffff"/>
    </style:style>
    <style:style style:name="P10" style:family="paragraph" style:parent-style-name="Standard">
      <style:paragraph-properties fo:line-height="100%" fo:text-align="start" style:justify-single-word="false"/>
      <style:text-properties style:text-underline-style="none" officeooo:rsid="02ecd53e" officeooo:paragraph-rsid="037cf8b5" fo:background-color="#ffffff"/>
    </style:style>
    <style:style style:name="P11" style:family="paragraph" style:parent-style-name="Standard">
      <style:paragraph-properties fo:line-height="100%" fo:text-align="start" style:justify-single-word="false"/>
      <style:text-properties style:text-underline-style="none" officeooo:rsid="02ecd53e" officeooo:paragraph-rsid="02f941a7" fo:background-color="#ffffff"/>
    </style:style>
    <style:style style:name="P12" style:family="paragraph" style:parent-style-name="Standard">
      <style:paragraph-properties fo:line-height="100%" fo:text-align="start" style:justify-single-word="false"/>
      <style:text-properties officeooo:paragraph-rsid="0179da36"/>
    </style:style>
    <style:style style:name="P13" style:family="paragraph" style:parent-style-name="Standard">
      <style:paragraph-properties fo:line-height="100%" fo:text-align="start" style:justify-single-word="false"/>
      <style:text-properties officeooo:paragraph-rsid="02f4e72e"/>
    </style:style>
    <style:style style:name="P14" style:family="paragraph" style:parent-style-name="Standard">
      <style:paragraph-properties fo:line-height="100%" fo:text-align="start" style:justify-single-word="false"/>
      <style:text-properties officeooo:paragraph-rsid="030b219d"/>
    </style:style>
    <style:style style:name="P15" style:family="paragraph" style:parent-style-name="Standard">
      <style:paragraph-properties fo:line-height="100%" fo:text-align="start" style:justify-single-word="false"/>
      <style:text-properties officeooo:paragraph-rsid="02f941a7"/>
    </style:style>
    <style:style style:name="P16" style:family="paragraph" style:parent-style-name="Standard">
      <style:paragraph-properties fo:line-height="100%" fo:text-align="start" style:justify-single-word="false"/>
      <style:text-properties officeooo:paragraph-rsid="03605977"/>
    </style:style>
    <style:style style:name="P17" style:family="paragraph" style:parent-style-name="Standard">
      <style:paragraph-properties fo:line-height="100%" fo:text-align="start" style:justify-single-word="false"/>
      <style:text-properties officeooo:paragraph-rsid="03771b28"/>
    </style:style>
    <style:style style:name="P18" style:family="paragraph" style:parent-style-name="Standard">
      <style:paragraph-properties fo:line-height="100%" fo:text-align="start" style:justify-single-word="false"/>
      <style:text-properties officeooo:paragraph-rsid="037cf8b5"/>
    </style:style>
    <style:style style:name="P19" style:family="paragraph" style:parent-style-name="Standard">
      <style:paragraph-properties fo:line-height="100%" fo:text-align="start" style:justify-single-word="false"/>
      <style:text-properties officeooo:paragraph-rsid="039ffdbc"/>
    </style:style>
    <style:style style:name="P20" style:family="paragraph" style:parent-style-name="Standard">
      <style:paragraph-properties fo:line-height="100%" fo:text-align="start" style:justify-single-word="false"/>
      <style:text-properties officeooo:paragraph-rsid="03a4a02a"/>
    </style:style>
    <style:style style:name="P21" style:family="paragraph" style:parent-style-name="Standard">
      <style:paragraph-properties fo:line-height="100%" fo:text-align="start" style:justify-single-word="false"/>
      <style:text-properties officeooo:paragraph-rsid="03a4dd19"/>
    </style:style>
    <style:style style:name="P22" style:family="paragraph" style:parent-style-name="Standard">
      <style:paragraph-properties fo:line-height="100%" fo:text-align="center" style:justify-single-word="false"/>
      <style:text-properties officeooo:paragraph-rsid="030b219d"/>
    </style:style>
    <style:style style:name="P23"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ecd53e" fo:background-color="#ffffff"/>
    </style:style>
    <style:style style:name="P24"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f4e72e" fo:background-color="#ffffff"/>
    </style:style>
    <style:style style:name="P25"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2f941a7" fo:background-color="#ffffff"/>
    </style:style>
    <style:style style:name="P26" style:family="paragraph" style:parent-style-name="Standard">
      <style:paragraph-properties fo:line-height="100%" fo:text-align="start" style:justify-single-word="false"/>
      <style:text-properties style:text-underline-style="solid" style:text-underline-width="auto" style:text-underline-color="font-color" officeooo:rsid="02ecd53e" officeooo:paragraph-rsid="034b8317" fo:background-color="#ffffff"/>
    </style:style>
    <style:style style:name="P27" style:family="paragraph" style:parent-style-name="Standard">
      <style:paragraph-properties fo:line-height="100%" fo:text-align="start" style:justify-single-word="false"/>
      <style:text-properties style:text-underline-style="solid" style:text-underline-width="auto" style:text-underline-color="font-color" officeooo:paragraph-rsid="02f4e72e" fo:background-color="#ffffff"/>
    </style:style>
    <style:style style:name="P28" style:family="paragraph" style:parent-style-name="Standard">
      <style:paragraph-properties fo:line-height="100%" fo:text-align="start" style:justify-single-word="false"/>
      <style:text-properties officeooo:paragraph-rsid="0179da36" fo:background-color="#ffffff"/>
    </style:style>
    <style:style style:name="P29" style:family="paragraph" style:parent-style-name="Standard">
      <style:paragraph-properties fo:line-height="100%" fo:text-align="center" style:justify-single-word="false"/>
      <style:text-properties fo:font-weight="bold" officeooo:rsid="02feeba8" officeooo:paragraph-rsid="030b219d" fo:background-color="#ffffff" style:font-weight-asian="bold" style:font-weight-complex="bold"/>
    </style:style>
    <style:style style:name="P30" style:family="paragraph" style:parent-style-name="Standard">
      <style:paragraph-properties fo:line-height="100%" fo:text-align="start" style:justify-single-word="false"/>
      <style:text-properties fo:font-style="italic" officeooo:paragraph-rsid="03605977" style:font-style-asian="italic" style:font-style-complex="italic"/>
    </style:style>
    <style:style style:name="P31" style:family="paragraph" style:parent-style-name="Standard">
      <style:paragraph-properties fo:line-height="100%" fo:text-align="start" style:justify-single-word="false"/>
      <style:text-properties fo:font-style="italic" officeooo:paragraph-rsid="038b3b54" style:font-style-asian="italic" style:font-style-complex="italic"/>
    </style:style>
    <style:style style:name="P32" style:family="paragraph" style:parent-style-name="Standard" style:master-page-name="">
      <loext:graphic-properties draw:fill="none"/>
      <style:paragraph-properties fo:margin-left="0.3752in" fo:margin-right="0in" fo:line-height="100%" fo:text-align="start" style:justify-single-word="false" fo:text-indent="-0.3752in" style:auto-text-indent="false" style:page-number="auto" fo:background-color="transparent"/>
      <style:text-properties officeooo:paragraph-rsid="0399611d"/>
    </style:style>
    <style:style style:name="P33" style:family="paragraph" style:parent-style-name="Standard">
      <loext:graphic-properties draw:fill="none"/>
      <style:paragraph-properties fo:margin-left="0.3752in" fo:margin-right="0in" fo:line-height="100%" fo:text-align="start" style:justify-single-word="false" fo:text-indent="-0.3752in" style:auto-text-indent="false" fo:background-color="transparent"/>
      <style:text-properties style:font-name="Times New Roman" fo:font-size="12pt" fo:language="en" fo:country="US" fo:font-style="normal" style:text-underline-style="none" fo:font-weight="normal" officeooo:rsid="01496769" officeooo:paragraph-rsid="0399611d"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34" style:family="paragraph" style:parent-style-name="Standard" style:master-page-name="">
      <loext:graphic-properties draw:fill="none"/>
      <style:paragraph-properties fo:margin-left="0.3752in" fo:margin-right="0in" fo:line-height="100%" fo:text-align="start" style:justify-single-word="false" fo:text-indent="-0.3752in" style:auto-text-indent="false" style:page-number="auto" fo:background-color="transparent"/>
      <style:text-properties officeooo:paragraph-rsid="038bb96c"/>
    </style:style>
    <style:style style:name="T1" style:family="text">
      <style:text-properties style:font-name="Times New Roman" fo:font-size="12pt" fo:language="en" fo:country="US" fo:font-style="normal" style:text-underline-style="none" fo:font-weight="normal" officeooo:rsid="030fda7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31141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31558f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324c7a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325668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32799a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327bad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35ff98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360597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33ca6d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3612d3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2ecd53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370109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374dc9b"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3761d9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none" fo:font-weight="normal" officeooo:rsid="037cf8b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style:text-underline-style="none" fo:font-weight="normal" officeooo:rsid="0384cbc7"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style:text-underline-style="none" fo:font-weight="normal" officeooo:rsid="038b3b5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style:text-underline-style="none" fo:font-weight="normal" officeooo:rsid="038f319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style:text-underline-style="none" fo:font-weight="normal" officeooo:rsid="039259f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style:text-underline-style="none" fo:font-weight="normal" officeooo:rsid="0393719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language="en" fo:country="US" fo:font-style="normal" style:text-underline-style="none" fo:font-weight="normal" officeooo:rsid="039cbf7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language="en" fo:country="US" fo:font-style="normal" style:text-underline-style="none" fo:font-weight="normal" officeooo:rsid="039e2cc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language="en" fo:country="US" fo:font-style="normal" style:text-underline-style="none" fo:font-weight="normal" officeooo:rsid="039ffdb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language="en" fo:country="US" fo:font-style="normal" style:text-underline-style="none" fo:font-weight="normal" officeooo:rsid="03a0d99c"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language="en" fo:country="US" fo:font-style="normal" style:text-underline-style="none" fo:font-weight="normal" officeooo:rsid="03a1181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n" fo:country="US" fo:font-style="normal" style:text-underline-style="none" fo:font-weight="normal" officeooo:rsid="03a4dd1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style:font-name="Times New Roman" fo:font-size="12pt" fo:language="en" fo:country="US" fo:font-style="normal" style:text-underline-style="none" fo:font-weight="normal" officeooo:rsid="03a7b84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n" fo:country="US" fo:font-style="normal" style:text-underline-style="none" fo:font-weight="normal" officeooo:rsid="03a9ab1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n" fo:country="US" fo:font-style="normal" style:text-underline-style="none" fo:font-weight="normal" officeooo:rsid="03b0f59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1" style:family="text">
      <style:text-properties style:font-name="Times New Roman" fo:font-size="12pt" fo:language="en" fo:country="US" fo:font-style="normal" style:text-underline-style="none" fo:font-weight="normal" officeooo:rsid="03865a38"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2" style:family="text">
      <style:text-properties style:font-name="Times New Roman" fo:font-size="12pt" fo:language="en" fo:country="US" fo:font-style="normal" style:text-underline-style="none" fo:font-weight="normal" officeooo:rsid="03b255e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3" style:family="text">
      <style:text-properties style:font-name="Times New Roman" fo:font-size="12pt" fo:language="en" fo:country="US" fo:font-style="normal" style:text-underline-style="none" fo:font-weight="normal" officeooo:rsid="03b4899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4" style:family="text">
      <style:text-properties style:font-name="Times New Roman" fo:font-size="12pt" fo:language="en" fo:country="US" fo:font-style="normal" style:text-underline-style="none" fo:font-weight="normal" officeooo:rsid="03a4a02a"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5" style:family="text">
      <style:text-properties style:font-name="Times New Roman" fo:font-size="12pt" fo:language="en" fo:country="US" fo:font-style="normal" style:text-underline-style="none" fo:font-weight="normal" officeooo:rsid="03b4eff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6" style:family="text">
      <style:text-properties style:font-name="Times New Roman" fo:font-size="12pt" fo:language="en" fo:country="US" fo:font-style="normal" style:text-underline-style="none" fo:font-weight="normal" officeooo:rsid="01496769" fo:background-color="#ffff00"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7" style:family="text">
      <style:text-properties style:font-name="Times New Roman" fo:font-size="12pt" fo:language="en" fo:country="US" fo:font-style="normal" style:text-underline-style="none" fo:font-weight="normal" officeooo:rsid="038b3b54" fo:background-color="#ffff00"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style:font-name="Times New Roman" fo:font-size="12pt" fo:language="en" fo:country="US" fo:font-style="normal" style:text-underline-style="none" fo:font-weight="normal" officeooo:rsid="03491926" style:font-name-asian="Times New Roman1" style:font-size-asian="12pt" style:font-style-asian="normal" style:font-weight-asian="normal" style:font-name-complex="Times New Roman1" style:font-size-complex="12pt" style:font-style-complex="normal" style:font-weight-complex="normal"/>
    </style:style>
    <style:style style:name="T40" style:family="text">
      <style:text-properties style:font-name="Times New Roman" fo:font-size="12pt" fo:language="en" fo:country="US" fo:font-style="normal" style:text-underline-style="none" fo:font-weight="normal" officeooo:rsid="03761d9c"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language="en" fo:country="US" fo:font-style="normal" style:text-underline-style="none" fo:font-weight="normal" officeooo:rsid="03a4a02a" style:font-name-asian="Times New Roman1"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language="en" fo:country="US" fo:font-style="normal" style:text-underline-style="none" fo:font-weight="bold" officeooo:rsid="01496769"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43" style:family="text">
      <style:text-properties style:font-name="Times New Roman" fo:font-size="12pt" fo:language="en" fo:country="US" fo:font-style="normal" style:text-underline-style="solid" style:text-underline-width="auto" style:text-underline-color="font-color" fo:font-weight="bold" officeooo:rsid="01496769" fo:background-color="#ffff00"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44" style:family="text">
      <style:text-properties style:font-name="Times New Roman" fo:font-size="12pt" fo:language="en" fo:country="US" fo:font-style="normal" style:text-underline-style="solid" style:text-underline-width="auto" style:text-underline-color="font-color" officeooo:rsid="01496769" style:font-name-asian="Times New Roman1" style:font-size-asian="12pt" style:font-style-asian="normal" style:font-name-complex="Times New Roman1" style:font-size-complex="12pt" style:font-style-complex="normal"/>
    </style:style>
    <style:style style:name="T45"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language="en" fo:country="US" fo:font-style="normal" fo:font-weight="normal" officeooo:rsid="01496769" style:font-name-asian="Times New Roman1" style:font-size-asian="12pt"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language="en" fo:country="US" fo:font-style="normal" fo:font-weight="normal" officeooo:rsid="02f4e72e" style:font-name-asian="Times New Roman1" style:font-size-asian="12pt"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language="en" fo:country="US" fo:font-style="normal" fo:font-weight="normal" officeooo:rsid="02ecd53e" style:font-name-asian="Times New Roman1" style:font-size-asian="12pt" style:font-style-asian="normal" style:font-weight-asian="normal" style:font-name-complex="Times New Roman1" style:font-size-complex="12pt" style:font-style-complex="normal" style:font-weight-complex="normal"/>
    </style:style>
    <style:style style:name="T49" style:family="text">
      <style:text-properties style:font-name="Times New Roman" fo:font-size="12pt" fo:language="en" fo:country="US" fo:font-style="normal" fo:font-weight="normal" officeooo:rsid="02f941a7" style:font-name-asian="Times New Roman1" style:font-size-asian="12pt" style:font-style-asian="normal" style:font-weight-asian="normal" style:font-name-complex="Times New Roman1" style:font-size-complex="12pt" style:font-style-complex="normal" style:font-weight-complex="normal"/>
    </style:style>
    <style:style style:name="T50" style:family="text">
      <style:text-properties style:font-name="Times New Roman" fo:font-size="12pt" fo:language="en" fo:country="US" fo:font-style="normal" fo:font-weight="normal" officeooo:rsid="033ca6d2" style:font-name-asian="Times New Roman1" style:font-size-asian="12pt" style:font-style-asian="normal" style:font-weight-asian="normal" style:font-name-complex="Times New Roman1" style:font-size-complex="12pt" style:font-style-complex="normal" style:font-weight-complex="normal"/>
    </style:style>
    <style:style style:name="T51" style:family="text">
      <style:text-properties style:font-name="Times New Roman" fo:font-size="12pt" fo:language="en" fo:country="US" fo:font-style="normal" fo:font-weight="normal" officeooo:rsid="03495112" style:font-name-asian="Times New Roman1" style:font-size-asian="12pt" style:font-style-asian="normal" style:font-weight-asian="normal" style:font-name-complex="Times New Roman1" style:font-size-complex="12pt" style:font-style-complex="normal" style:font-weight-complex="normal"/>
    </style:style>
    <style:style style:name="T52" style:family="text">
      <style:text-properties style:font-name="Times New Roman" fo:font-size="12pt" fo:language="en" fo:country="US" fo:font-style="normal" fo:font-weight="normal" officeooo:rsid="03612d3c" style:font-name-asian="Times New Roman1" style:font-size-asian="12pt" style:font-style-asian="normal" style:font-weight-asian="normal" style:font-name-complex="Times New Roman1" style:font-size-complex="12pt" style:font-style-complex="normal" style:font-weight-complex="normal"/>
    </style:style>
    <style:style style:name="T53" style:family="text">
      <style:text-properties style:font-name="Times New Roman" fo:font-size="12pt" fo:language="en" fo:country="US" fo:font-style="normal" fo:font-weight="normal" officeooo:rsid="0364e290" style:font-name-asian="Times New Roman1" style:font-size-asian="12pt" style:font-style-asian="normal" style:font-weight-asian="normal" style:font-name-complex="Times New Roman1" style:font-size-complex="12pt" style:font-style-complex="normal" style:font-weight-complex="normal"/>
    </style:style>
    <style:style style:name="T54" style:family="text">
      <style:text-properties style:font-name="Times New Roman" fo:font-size="12pt" fo:language="en" fo:country="US" fo:font-style="normal" fo:font-weight="normal" officeooo:rsid="036734a7" style:font-name-asian="Times New Roman1" style:font-size-asian="12pt" style:font-style-asian="normal" style:font-weight-asian="normal" style:font-name-complex="Times New Roman1" style:font-size-complex="12pt" style:font-style-complex="normal" style:font-weight-complex="normal"/>
    </style:style>
    <style:style style:name="T55" style:family="text">
      <style:text-properties style:font-name="Times New Roman" fo:font-size="12pt" fo:language="en" fo:country="US" fo:font-style="normal" fo:font-weight="normal" officeooo:rsid="03699557" style:font-name-asian="Times New Roman1" style:font-size-asian="12pt" style:font-style-asian="normal" style:font-weight-asian="normal" style:font-name-complex="Times New Roman1" style:font-size-complex="12pt" style:font-style-complex="normal" style:font-weight-complex="normal"/>
    </style:style>
    <style:style style:name="T56" style:family="text">
      <style:text-properties style:font-name="Times New Roman" fo:font-size="12pt" fo:language="en" fo:country="US" fo:font-style="normal" fo:font-weight="normal" officeooo:rsid="036ae73a" style:font-name-asian="Times New Roman1" style:font-size-asian="12pt" style:font-style-asian="normal" style:font-weight-asian="normal" style:font-name-complex="Times New Roman1" style:font-size-complex="12pt" style:font-style-complex="normal" style:font-weight-complex="normal"/>
    </style:style>
    <style:style style:name="T57" style:family="text">
      <style:text-properties style:font-name="Times New Roman" fo:font-size="12pt" fo:language="en" fo:country="US" fo:font-style="normal" fo:font-weight="normal" officeooo:rsid="0370109e" style:font-name-asian="Times New Roman1"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 fo:font-size="12pt" fo:language="en" fo:country="US" fo:font-style="normal" fo:font-weight="normal" officeooo:rsid="037be6d8" style:font-name-asian="Times New Roman1" style:font-size-asian="12pt" style:font-style-asian="normal" style:font-weight-asian="normal" style:font-name-complex="Times New Roman1" style:font-size-complex="12pt" style:font-style-complex="normal" style:font-weight-complex="normal"/>
    </style:style>
    <style:style style:name="T59" style:family="text">
      <style:text-properties style:font-name="Times New Roman" fo:font-size="12pt" fo:language="en" fo:country="US" fo:font-style="normal" fo:font-weight="normal" officeooo:rsid="037cf8b5" style:font-name-asian="Times New Roman1" style:font-size-asian="12pt" style:font-style-asian="normal" style:font-weight-asian="normal" style:font-name-complex="Times New Roman1" style:font-size-complex="12pt" style:font-style-complex="normal" style:font-weight-complex="normal"/>
    </style:style>
    <style:style style:name="T60" style:family="text">
      <style:text-properties style:font-name="Times New Roman" fo:font-size="12pt" fo:language="en" fo:country="US" fo:font-style="normal" fo:font-weight="normal" officeooo:rsid="03865a38" style:font-name-asian="Times New Roman1" style:font-size-asian="12pt" style:font-style-asian="normal" style:font-weight-asian="normal" style:font-name-complex="Times New Roman1" style:font-size-complex="12pt" style:font-style-complex="normal" style:font-weight-complex="normal"/>
    </style:style>
    <style:style style:name="T61"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62" style:family="text">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T63" style:family="text">
      <style:text-properties style:font-name="Times New Roman" fo:font-size="12pt" fo:language="en" fo:country="US" fo:font-style="normal" officeooo:rsid="0384cbc7" style:font-name-asian="Times New Roman1" style:font-size-asian="12pt" style:font-style-asian="normal" style:font-name-complex="Times New Roman1" style:font-size-complex="12pt" style:font-style-complex="normal"/>
    </style:style>
    <style:style style:name="T64" style:family="text">
      <style:text-properties style:font-name="Times New Roman" fo:font-size="12pt" fo:language="en" fo:country="US" style:text-underline-style="none" fo:font-weight="normal" officeooo:rsid="035ff98a" fo:background-color="#ffffff" loext:char-shading-value="0" style:font-name-asian="Times New Roman1" style:font-size-asian="12pt" style:font-weight-asian="normal" style:font-name-complex="Times New Roman1" style:font-size-complex="12pt" style:font-weight-complex="normal"/>
    </style:style>
    <style:style style:name="T65" style:family="text">
      <style:text-properties style:font-name="Times New Roman" fo:font-size="12pt" fo:language="en" fo:country="US" style:text-underline-style="none" fo:font-weight="normal" officeooo:rsid="03612d3c" fo:background-color="#ffffff" loext:char-shading-value="0" style:font-name-asian="Times New Roman1" style:font-size-asian="12pt" style:font-weight-asian="normal" style:font-name-complex="Times New Roman1" style:font-size-complex="12pt" style:font-weight-complex="normal"/>
    </style:style>
    <style:style style:name="T66" style:family="text">
      <style:text-properties style:font-name="Times New Roman" fo:font-size="12pt" fo:language="en" fo:country="US" style:text-underline-style="none" fo:font-weight="normal" officeooo:rsid="0370109e" fo:background-color="#ffffff" loext:char-shading-value="0" style:font-name-asian="Times New Roman1" style:font-size-asian="12pt" style:font-weight-asian="normal" style:font-name-complex="Times New Roman1" style:font-size-complex="12pt" style:font-weight-complex="normal"/>
    </style:style>
    <style:style style:name="T67" style:family="text">
      <style:text-properties style:font-name="Times New Roman" fo:font-size="12pt" fo:language="en" fo:country="US" style:text-underline-style="none" fo:font-weight="normal" officeooo:rsid="0373513c" fo:background-color="#ffffff" loext:char-shading-value="0" style:font-name-asian="Times New Roman1" style:font-size-asian="12pt" style:font-weight-asian="normal" style:font-name-complex="Times New Roman1" style:font-size-complex="12pt" style:font-weight-complex="normal"/>
    </style:style>
    <style:style style:name="T68" style:family="text">
      <style:text-properties style:font-name="Times New Roman" fo:font-size="12pt" fo:font-style="normal" style:text-underline-style="none" fo:font-weight="normal" officeooo:rsid="03a4a02a" style:font-name-asian="Times New Roman1" style:font-size-asian="12pt" style:font-style-asian="normal" style:font-weight-asian="normal" style:font-name-complex="Times New Roman1" style:font-size-complex="12pt" style:font-style-complex="normal" style:font-weight-complex="normal"/>
    </style:style>
    <style:style style:name="T69" style:family="text">
      <style:text-properties style:font-name="Times New Roman" fo:font-size="10pt" fo:language="en" fo:country="US" fo:font-style="normal" style:text-underline-style="solid" style:text-underline-width="auto" style:text-underline-color="font-color" fo:font-weight="normal" officeooo:rsid="02ecd53e"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70" style:family="text">
      <style:text-properties style:font-name="Times New Roman" fo:font-size="10pt" fo:language="en" fo:country="US" fo:font-style="normal" style:text-underline-style="solid" style:text-underline-width="auto" style:text-underline-color="font-color" fo:font-weight="normal" officeooo:rsid="0316c520" fo:background-color="#ffffff"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71" style:family="text">
      <style:text-properties style:font-name="Times New Roman" fo:font-size="10pt" fo:language="en" fo:country="US" style:text-underline-style="solid" style:text-underline-width="auto" style:text-underline-color="font-color" fo:font-weight="normal" officeooo:rsid="02ecd53e" fo:background-color="#ffffff" loext:char-shading-value="0" style:font-name-asian="Times New Roman1" style:font-size-asian="10pt" style:font-weight-asian="normal" style:font-name-complex="Times New Roman1" style:font-size-complex="10pt" style:font-weight-complex="normal"/>
    </style:style>
    <style:style style:name="T72" style:family="text">
      <style:text-properties officeooo:rsid="03937195" fo:background-color="#ffffff" loext:char-shading-value="0"/>
    </style:style>
    <style:style style:name="T73" style:family="text">
      <style:text-properties style:text-position="super 58%" style:font-name="Times New Roman" fo:font-size="12pt" fo:language="en" fo:country="US" fo:font-style="normal" style:text-underline-style="none" fo:font-weight="normal" officeooo:rsid="031141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4" style:family="text">
      <style:text-properties officeooo:rsid="03a4dd19"/>
    </style:style>
    <style:style style:name="T75" style:family="text">
      <style:text-properties officeooo:rsid="03a9ab10"/>
    </style:style>
    <style:style style:name="T76" style:family="text">
      <style:text-properties officeooo:rsid="03b255e4"/>
    </style:style>
    <style:style style:name="T77" style:family="text">
      <style:text-properties officeooo:rsid="03b48990"/>
    </style:style>
    <style:style style:name="T78" style:family="text">
      <style:text-properties officeooo:rsid="03b4eff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6"/></text:p>
      <text:p text:style-name="P16"><text:span text:style-name="T36">6a.Review the CMM approach for setting security objectives, and the list of fifteen stated attributes and characteristics used determine risk management objectives (p. 78).Based on your </text:span><text:span text:style-name="T37">w</text:span><text:span text:style-name="T36">orkplace/organization develop a sample strategy for one area of Information Security Governance (list below), follow the 10 steps provided in chapter 11, p. 99.Start by selecting the area and briefly describing it (0), then define the desired state (1), define the current state (2), perform a gap analysis (3)….develop a project and management plans (10). Mark the numbers.*</text:span><text:span text:style-name="T43">Follow the example that I provided in chapter 11 slides posted in the discussion board</text:span><text:span text:style-name="T36">, you should provide your sample strategy as a vertical bird’s eye view; for example, for step 9, “Design monitoring and metrics for controls”, suggest an industry tools/methodology for monitoring and metrics rather than developing an actual metrics. <text:s text:c="2"/></text:span></text:p>
      <text:p text:style-name="P12"><text:span text:style-name="T36"/></text:p>
      <text:p text:style-name="P30"><text:span text:style-name="T64">For this narrative I will define a time when I was a VOIP administrator for a large network provider.</text:span></text:p>
      <text:p text:style-name="P31"><text:span text:style-name="T65"><text:tab/></text:span><text:span text:style-name="T66">Problem: Teams argue over who is responsible for what secure communications device or <text:tab/>service. This causes risk through negligence </text:span><text:span text:style-name="T67">and lack or accountability for secure <text:tab/>communications.</text:span></text:p>
      <text:p text:style-name="P29"><text:span text:style-name="T44">Secure Communication</text:span></text:p>
      <text:p text:style-name="P14"><text:span text:style-name="T42"><text:tab/></text:span><text:span text:style-name="T1">Secure Communication</text:span><text:span text:style-name="T30">s</text:span><text:span text:style-name="T1"> </text:span><text:span text:style-name="T2">block 3</text:span><text:span text:style-name="T73">rd</text:span><text:span text:style-name="T2"> parties from eavesdropping or intercepting messages. It is general</text:span><text:span text:style-name="T3">ly</text:span><text:span text:style-name="T2"> accepted that “data should be encrypted in transit and at rest” </text:span><text:span text:style-name="T4">(Hsu &amp; Ch</text:span><text:span text:style-name="T5">ao</text:span><text:span text:style-name="T4">, 2019). </text:span><text:span text:style-name="T2">In this case the “in transit” being secure communications. </text:span><text:span text:style-name="T6">It is the job of secure communications to verify only the attended parties have access to the communication line, </text:span><text:span text:style-name="T7">its contents, or its history.</text:span><text:span text:style-name="T8"> </text:span></text:p>
      <text:p text:style-name="P14"><text:span text:style-name="T8"/></text:p>
      <text:p text:style-name="P34"><text:span text:style-name="T69">Hsu, </text:span><text:span text:style-name="T70">M. &amp; </text:span><text:span text:style-name="T69">Chao, </text:span><text:span text:style-name="T70">H. (2009). </text:span><text:span text:style-name="T69">Securing Computerized Personal Data during Transit and at Rest Using Programmable System on Chip (PSoC) Technology.</text:span><text:span text:style-name="Emphasis"><text:span text:style-name="T71"> WRI World Congress on Computer Science and Information Engineering, </text:span></text:span><text:span text:style-name="T69">pp. 415-420, </text:span><text:a xlink:type="simple" xlink:href="https://doi.org/10.1109/CSIE.2009.490" text:style-name="Internet_20_link" text:visited-style-name="Visited_20_Internet_20_Link"><text:span text:style-name="T70">https://doi.org/</text:span></text:a><text:a xlink:type="simple" xlink:href="https://doi.org/10.1109/CSIE.2009.490" text:style-name="Internet_20_link" text:visited-style-name="Visited_20_Internet_20_Link"><text:span text:style-name="T69">10.1109/CSIE.2009.490</text:span></text:a></text:p>
      <text:p text:style-name="P22"><text:span text:style-name="T36"/></text:p>
      <text:p text:style-name="P28"><text:span text:style-name="T39"/></text:p>
      <text:p text:style-name="P23"><text:span text:style-name="T46">1: </text:span><text:span text:style-name="T47">Def</text:span><text:span text:style-name="T45">ine Desired State</text:span></text:p>
      <text:p text:style-name="P23"><text:span text:style-name="T45"/></text:p>
      <text:p text:style-name="P7"><text:span text:style-name="T51"><text:tab/>CMM4:Responsibilities for information security are clearly assigned, managed and enforced.</text:span></text:p>
      <text:p text:style-name="P26"><text:span text:style-name="T45"/></text:p>
      <text:p text:style-name="P24"><text:span text:style-name="T47">2</text:span><text:span text:style-name="T46">: </text:span><text:span text:style-name="T45">Determine Current State</text:span></text:p>
      <text:p text:style-name="P24"><text:span text:style-name="T45"/></text:p>
      <text:p text:style-name="P13"><text:span text:style-name="T10"><text:tab/></text:span><text:span text:style-name="T9">CMM3:</text:span><text:span text:style-name="T11">Senior Management and information security management have determined the levels <text:tab/>of risk that an organization will tolerate and have standard measures for risk/return ratios.</text:span></text:p>
      <text:p text:style-name="P24"><text:span text:style-name="T50"/></text:p>
      <text:p text:style-name="P24"><text:span text:style-name="T47">3</text:span><text:span text:style-name="T46">: </text:span><text:span text:style-name="T45">Perform Gap Analysis </text:span></text:p>
      <text:p text:style-name="P24"><text:span text:style-name="T45"/></text:p>
      <text:p text:style-name="P13"><text:span text:style-name="T45"><text:tab/></text:span><text:span text:style-name="T52">Secur</text:span><text:span text:style-name="T57">e</text:span><text:span text:style-name="T52"> </text:span><text:span text:style-name="T57">c</text:span><text:span text:style-name="T52">ommunication</text:span><text:span text:style-name="T57">s</text:span><text:span text:style-name="T52"> responsibility must be defined for all employees and contract</text:span><text:span text:style-name="T54">or</text:span><text:span text:style-name="T52">s. <text:tab/></text:span><text:span text:style-name="T53">This should be </text:span><text:span text:style-name="T55">more discretely</text:span><text:span text:style-name="T53"> defined from the top down </text:span><text:span text:style-name="T55">and is added risk </text:span><text:span text:style-name="T56">through lack of <text:tab/>proper accountability.</text:span></text:p>
      <text:p text:style-name="P24"><text:span text:style-name="T45"/></text:p>
      <text:p text:style-name="P24"><text:span text:style-name="T47">4</text:span><text:span text:style-name="T46">: </text:span><text:span text:style-name="T45">Set Control Objectives</text:span></text:p>
      <text:p text:style-name="P24"><text:span text:style-name="T45"/></text:p>
      <text:p text:style-name="P13"><text:span text:style-name="T12"><text:tab/></text:span><text:span text:style-name="T13">Management should have defined job responsibilities and asset management for all teams <text:tab/></text:span><text:span text:style-name="T14">including contractors</text:span><text:span text:style-name="T13">. All personnel are aware of the responsibilities and ownership of assets <text:tab/>and services </text:span><text:span text:style-name="T14">that manages secure communications.</text:span></text:p>
      <text:p text:style-name="P24"><text:span text:style-name="T45"/></text:p>
      <text:p text:style-name="P24"><text:span text:style-name="T47">5</text:span><text:span text:style-name="T46">: </text:span><text:span text:style-name="T45">Determine Resources </text:span></text:p>
      <text:p text:style-name="P24"><text:soft-page-break/><text:span text:style-name="T45"/></text:p>
      <text:p text:style-name="P24"><text:span text:style-name="T38"><text:tab/></text:span><text:span text:style-name="T40">Policy</text:span></text:p>
      <text:p text:style-name="P24"><text:span text:style-name="T40"><text:tab/>Standard and Procedures</text:span></text:p>
      <text:p text:style-name="P24"><text:span text:style-name="T40"><text:tab/>Security Reviews</text:span></text:p>
      <text:p text:style-name="P24"><text:span text:style-name="T40"><text:tab/>Internal Audits</text:span></text:p>
      <text:p text:style-name="P24"><text:span text:style-name="T45"/></text:p>
      <text:p text:style-name="P24"><text:span text:style-name="T47">6</text:span><text:span text:style-name="T46">: </text:span><text:span text:style-name="T45">Define Constraints</text:span></text:p>
      <text:p text:style-name="P24"><text:span text:style-name="T45"/></text:p>
      <text:p text:style-name="P13"><text:span text:style-name="T12"><text:tab/></text:span><text:span text:style-name="T15">Lack of secure communication ownership in organization.</text:span></text:p>
      <text:p text:style-name="P13"><text:span text:style-name="T15"><text:tab/>Poor “tone at the top.” lack of management support.</text:span></text:p>
      <text:p text:style-name="P24"><text:span text:style-name="T45"/></text:p>
      <text:p text:style-name="P24"><text:span text:style-name="T47">7</text:span><text:span text:style-name="T46">: </text:span><text:span text:style-name="T45">Evaluate Control Choices</text:span></text:p>
      <text:p text:style-name="P24"><text:span text:style-name="T45"/></text:p>
      <text:p text:style-name="P8"><text:span text:style-name="T45"><text:tab/></text:span><text:span text:style-name="T58">Policy</text:span></text:p>
      <text:p text:style-name="P8"><text:span text:style-name="T58"><text:tab/>Procedures</text:span></text:p>
      <text:p text:style-name="P8"><text:span text:style-name="T58"><text:tab/>Standards</text:span></text:p>
      <text:p text:style-name="P8"><text:span text:style-name="T58"><text:tab/>Internal Audits</text:span></text:p>
      <text:p text:style-name="P24"><text:span text:style-name="T45"/></text:p>
      <text:p text:style-name="P27"><text:span text:style-name="T47">8</text:span><text:span text:style-name="T46">: </text:span><text:span text:style-name="T48">Design Controls with Available resources</text:span></text:p>
      <text:p text:style-name="P27"><text:span text:style-name="T48"/></text:p>
      <text:p text:style-name="P17"><text:span text:style-name="T12"><text:tab/></text:span><text:span text:style-name="T16">Create policies of who owns what secure communication asset</text:span><text:span text:style-name="T30">s</text:span><text:span text:style-name="T16"> and service</text:span><text:span text:style-name="T30">s</text:span><text:span text:style-name="T16">.</text:span></text:p>
      <text:p text:style-name="P10"><text:span text:style-name="T59"><text:tab/>Create procedures of how these secure communication assets and services operate.</text:span></text:p>
      <text:p text:style-name="P18"><text:span text:style-name="T59"><text:tab/>Implement secure communication assets and services using best practices.</text:span></text:p>
      <text:p text:style-name="P18"><text:span text:style-name="T59"><text:tab/>Perform internal audit of secure communications to verify all assets and services are accounted.</text:span></text:p>
      <text:p text:style-name="P27"><text:span text:style-name="T48"/></text:p>
      <text:p text:style-name="P25"><text:span text:style-name="T47">9</text:span><text:span text:style-name="T46">: </text:span><text:span text:style-name="T45">Design Monitoring and Metrics for Controls</text:span></text:p>
      <text:p text:style-name="P9"><text:span text:style-name="T45"><text:tab/></text:span></text:p>
      <text:p text:style-name="P6"><text:span text:style-name="T62"><text:tab/></text:span><text:span text:style-name="T63">Policy, Procedure, and Standards review and acceptance.</text:span></text:p>
      <text:p text:style-name="P15"><text:span text:style-name="T17"><text:tab/>Monitor for more disagreements.</text:span></text:p>
      <text:p text:style-name="P25"><text:span text:style-name="T45"/></text:p>
      <text:p text:style-name="P25"><text:span text:style-name="T49">1</text:span><text:span text:style-name="T47">0</text:span><text:span text:style-name="T46">: </text:span><text:span text:style-name="T45">Develop Project and Management Plans</text:span></text:p>
      <text:p text:style-name="P25"><text:span text:style-name="T45"/></text:p>
      <text:p text:style-name="P9"><text:span text:style-name="T45"><text:tab/></text:span><text:span text:style-name="T60">Manage policy, procedure, and best standards of secure communication assets and services.</text:span></text:p>
      <text:p text:style-name="P17"><text:span text:style-name="T31"><text:tab/>Create an established feedback loop for </text:span><text:span text:style-name="T32">disagreements</text:span><text:span text:style-name="T31"> between teams.</text:span></text:p>
      <text:p text:style-name="P11"><text:span text:style-name="T61"><text:tab/></text:span></text:p>
      <text:p text:style-name="P3"/>
      <text:p text:style-name="P3">6b.Review the 10 steps of the strategy development process noted in chapter 11, page 99.</text:p>
      <text:p text:style-name="P3"/>
      <text:p text:style-name="P3">6b.I In your opinion which step poses the most difficult challenge to an information security manager? Why? Provide an example to support your answer.</text:p>
      <text:p text:style-name="P12"><text:span text:style-name="T21"/></text:p>
      <text:p text:style-name="P19"><text:span text:style-name="T21"><text:tab/>I</text:span><text:span text:style-name="T24">n my opinion the most difficult challenge to an </text:span><text:span text:style-name="T25">in</text:span><text:span text:style-name="T24">formation security manager is to perform gap <text:tab/>analysis. It is their duty be given the desired state and current state from senior management. <text:tab/></text:span><text:span text:style-name="T25">They p</text:span><text:span text:style-name="T24">rocess tha</text:span><text:span text:style-name="T25">t information </text:span><text:span text:style-name="T24">and perform a gap analysis to be relayed back to senior <text:tab/>management. It is my opinion that the security managers main role is pretty much the gap <text:tab/>analysis reporter for senior management. An example of this could go as follows. Senior <text:tab/>management decides secure code desired state to be done in 1 year. Current state </text:span><text:span text:style-name="T25">says </text:span><text:span text:style-name="T24">it will <text:tab/>take 2 years. The security manager reports back gap analysis to upper management saying “ we <text:tab/>need more workers, </text:span><text:span text:style-name="T25">we </text:span><text:span text:style-name="T24">need more tools, </text:span><text:span text:style-name="T25">we </text:span><text:span text:style-name="T24">need more infrastructure to make that happen in </text:span><text:soft-page-break/><text:span text:style-name="T24"><text:tab/>one year.” </text:span><text:span text:style-name="T26">This is most difficult for them because they take the brunt of both sides. The one side <text:tab/>being upper management and the other side being the work force they manage.</text:span></text:p>
      <text:p text:style-name="P12"><text:span text:style-name="T21"/></text:p>
      <text:p text:style-name="P3"/>
      <text:p text:style-name="P3">6b.II In your opinion which step poses the most difficult challenge to a senior manager? Why? Provide an example to support your answer.</text:p>
      <text:p text:style-name="P3"/>
      <text:p text:style-name="P32"><text:span text:style-name="T18"><text:tab/>In my opinion the most difficult challenge to a </text:span><text:span text:style-name="T22">senior manager</text:span><text:span text:style-name="T18"> is </text:span><text:span text:style-name="T19">designing controls with available resources. This is difficult because management must be careful not to over or under invest in security. This can lead to eating up the budget or gaining risk. </text:span><text:span text:style-name="T20">An example of this can be seen in </text:span><text:span text:style-name="T23">our</text:span><text:span text:style-name="T20"> assignment 1 JaShopper / Secom dilemma. Was it necessary to spend extra money on the extra resilient servers vs having the normal server that already include </text:span><text:span text:style-name="T33">a </text:span><text:span text:style-name="T20">service license </text:span><text:span text:style-name="T33">a</text:span><text:span text:style-name="T20">greement? There is no discrete answer but is an example of making the tough choice to over or under invest </text:span><text:span text:style-name="T21">in available resources.</text:span></text:p>
      <text:p text:style-name="P33"><text:span text:style-name="T72"/></text:p>
      <text:p text:style-name="P3">6c.Review your organization’s/workplace’s (or an organization that you are familiar with or previously worked for) Information Security Program manual for a policy about data management on personal devices. <text:s/></text:p>
      <text:p text:style-name="P3">6c.I <text:s/>Identify the policy and provide the text in quotation.</text:p>
      <text:p text:style-name="P3"/>
      <text:p text:style-name="P4"/>
      <text:p text:style-name="P20"><text:span text:style-name="T34"><text:tab/>Working in secure DoD facilit</text:span><text:span text:style-name="T35">ies there</text:span><text:span text:style-name="T34"> is absolutely no data management on personal devices. </text:span></text:p>
      <text:p text:style-name="P5"><text:span text:style-name="T68"><text:tab/>“Devices that transmit, store, or record data are prohibited inside secure spaces”</text:span></text:p>
      <text:p text:style-name="P1"/>
      <text:p text:style-name="P1">https://media.defense.gov/2018/May/22/2001920731/-1/-1/1/PENTAGON-MOBILE-DEVICE-POLICY.PDF</text:p>
      <text:p text:style-name="P3"/>
      <text:p text:style-name="P3">6c.II Analyze the policy’s and standard’s attributes, use adjustives in your answer similar to those noted in chapter 12. (i.e. meaningful, necessary, specific, consistent, clear, contiguous, proportionate, measurable, enforceable, acceptable, adaptable, etc.)</text:p>
      <text:p text:style-name="P3"/>
      <text:p text:style-name="P2"><text:tab/>These policies are clearly defined, meaningful, and necessary to the organization.</text:p>
      <text:p text:style-name="P2"><text:tab/>It is clearly defined that you are not to bring a device within bounds of the secure zone, it is <text:tab/>meaningful because the device can be compromised, and it is necessary to the validity of <text:tab/>security of the organization.</text:p>
      <text:p text:style-name="P3"/>
      <text:p text:style-name="P3">6c.II <text:s/>Suggest improvements or appropriate updates to the policy</text:p>
      <text:p text:style-name="P3"/>
      <text:p text:style-name="P21"><text:span text:style-name="T27"><text:tab/>I have worked in other secure facilities where they have used electronics detectors at random. <text:tab/>This current installation should have more of those </text:span><text:span text:style-name="T28">to check for </text:span><text:span text:style-name="T29">devices</text:span><text:span text:style-name="T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21T20:13:17.379790384</dc:date>
    <meta:editing-duration>P1DT10H6M17S</meta:editing-duration>
    <meta:editing-cycles>338</meta:editing-cycles>
    <meta:generator>LibreOffice/6.4.7.2$Linux_X86_64 LibreOffice_project/40$Build-2</meta:generator>
    <meta:document-statistic meta:table-count="0" meta:image-count="0" meta:object-count="0" meta:page-count="3" meta:paragraph-count="55" meta:word-count="1031" meta:character-count="6882" meta:non-whitespace-character-count="5841"/>
  </office:meta>
</office:document-meta>
</file>